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8cm" fo:margin-left="-0.009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013cm"/>
    </style:style>
    <style:style style:name="Таблица1.E" style:family="table-column">
      <style:table-column-properties style:column-width="1.972cm"/>
    </style:style>
    <style:style style:name="Таблица1.G" style:family="table-column">
      <style:table-column-properties style:column-width="2.1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2.251cm" style:rel-column-width="8191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-left="none" fo:border-right="none" fo:border-top="0.05pt solid #000000" fo:border-bottom="0.05pt solid #000000"/>
    </style:style>
    <style:style style:name="Таблица3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3.H1" style:family="table-cell">
      <style:table-cell-properties fo:padding="0.097cm" fo:border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2.251cm" style:rel-column-width="819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none" fo:border-right="none" fo:border-top="0.05pt solid #000000" fo:border-bottom="0.05pt solid #000000"/>
    </style:style>
    <style:style style:name="Таблица4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4.H1" style:family="table-cell">
      <style:table-cell-properties fo:padding="0.097cm" fo:border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2.251cm" style:rel-column-width="8191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-left="none" fo:border-right="none" fo:border-top="0.05pt solid #000000" fo:border-bottom="0.05pt solid #000000"/>
    </style:style>
    <style:style style:name="Таблица6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6.H1" style:family="table-cell">
      <style:table-cell-properties fo:padding="0.097cm" fo:border="0.05pt solid #000000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2.251cm" style:rel-column-width="819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none" fo:border-right="none" fo:border-top="0.05pt solid #000000" fo:border-bottom="0.05pt solid #000000"/>
    </style:style>
    <style:style style:name="Таблица2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2.251cm" style:rel-column-width="8191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-left="none" fo:border-right="none" fo:border-top="0.05pt solid #000000" fo:border-bottom="0.05pt solid #000000"/>
    </style:style>
    <style:style style:name="Таблица5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5.H1" style:family="table-cell">
      <style:table-cell-properties fo:padding="0.097cm" fo:border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251cm" style:rel-column-width="8191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-left="none" fo:border-right="none" fo:border-top="0.05pt solid #000000" fo:border-bottom="0.05pt solid #000000"/>
    </style:style>
    <style:style style:name="Таблица7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7.H1" style:family="table-cell">
      <style:table-cell-properties fo:padding="0.097cm" fo:border="0.05pt solid #000000"/>
    </style:style>
    <style:style style:name="Таблица10" style:family="table">
      <style:table-properties style:width="18.002cm" table:align="margins"/>
    </style:style>
    <style:style style:name="Таблица10.A" style:family="table-column">
      <style:table-column-properties style:column-width="9.001cm" style:rel-column-width="32760*"/>
    </style:style>
    <style:style style:name="Таблица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0.B1" style:family="table-cell">
      <style:table-cell-properties fo:padding="0.049cm" fo:border="0.05pt solid #000000" style:writing-mode="page"/>
    </style:style>
    <style:style style:name="Таблица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1" style:family="table">
      <style:table-properties style:width="18.002cm" table:align="margins"/>
    </style:style>
    <style:style style:name="Таблица11.A" style:family="table-column">
      <style:table-column-properties style:column-width="9.001cm" style:rel-column-width="32760*"/>
    </style:style>
    <style:style style:name="Таблица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1.B1" style:family="table-cell">
      <style:table-cell-properties fo:padding="0.049cm" fo:border="0.05pt solid #000000" style:writing-mode="page"/>
    </style:style>
    <style:style style:name="Таблица1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3.395cm" style:rel-column-width="1925*"/>
    </style:style>
    <style:style style:name="Таблица8.B" style:family="table-column">
      <style:table-column-properties style:column-width="1.104cm" style:rel-column-width="626*"/>
    </style:style>
    <style:style style:name="Таблица8.C" style:family="table-column">
      <style:table-column-properties style:column-width="2.711cm" style:rel-column-width="1537*"/>
    </style:style>
    <style:style style:name="Таблица8.D" style:family="table-column">
      <style:table-column-properties style:column-width="1.79cm" style:rel-column-width="1015*"/>
    </style:style>
    <style:style style:name="Таблица8.E" style:family="table-column">
      <style:table-column-properties style:column-width="4.5cm" style:rel-column-width="2551*"/>
    </style:style>
    <style:style style:name="Таблица8.F" style:family="table-column">
      <style:table-column-properties style:column-width="2.251cm" style:rel-column-width="1276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G1" style:family="table-cell">
      <style:table-cell-properties style:vertical-align="middle" fo:padding="0.049cm" fo:border-left="none" fo:border-right="0.05pt solid #000000" fo:border-top="0.05pt solid #000000" fo:border-bottom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ru" fo:country="RU" officeooo:rsid="00095d4a" officeooo:paragraph-rsid="00095d4a" style:font-size-asian="10pt" style:font-size-complex="10pt"/>
    </style:style>
    <style:style style:name="P3" style:family="paragraph" style:parent-style-name="Standard">
      <style:text-properties style:font-name="Arial" fo:font-size="10pt" fo:language="ru" fo:country="RU" officeooo:rsid="00040545" officeooo:paragraph-rsid="00075231" style:font-size-asian="10pt" style:font-size-complex="10pt"/>
    </style:style>
    <style:style style:name="P4" style:family="paragraph" style:parent-style-name="Standard">
      <style:text-properties style:font-name="Arial" fo:font-size="10pt" fo:language="ru" fo:country="RU" officeooo:rsid="00040545" officeooo:paragraph-rsid="00057024" style:font-size-asian="10pt" style:font-size-complex="10pt"/>
    </style:style>
    <style:style style:name="P5" style:family="paragraph" style:parent-style-name="Standard">
      <style:text-properties style:font-name="Arial" fo:font-size="10pt" fo:language="ru" fo:country="RU" officeooo:rsid="00040545" officeooo:paragraph-rsid="000e2db2" style:font-size-asian="10pt" style:font-size-complex="10pt"/>
    </style:style>
    <style:style style:name="P6" style:family="paragraph" style:parent-style-name="Standard">
      <style:text-properties style:font-name="Arial" fo:font-size="10pt" fo:language="ru" fo:country="RU" officeooo:rsid="00040545" officeooo:paragraph-rsid="00119e3d" style:font-size-asian="10pt" style:font-size-complex="10pt"/>
    </style:style>
    <style:style style:name="P7" style:family="paragraph" style:parent-style-name="Standard">
      <style:text-properties style:font-name="Arial" fo:font-size="10pt" fo:language="ru" fo:country="RU" officeooo:rsid="0005e4ef" officeooo:paragraph-rsid="000936f7" style:font-size-asian="10pt" style:font-size-complex="10pt"/>
    </style:style>
    <style:style style:name="P8" style:family="paragraph" style:parent-style-name="Standard">
      <style:text-properties style:font-name="Arial" fo:font-size="10pt" fo:language="ru" fo:country="RU" officeooo:rsid="0005e4ef" officeooo:paragraph-rsid="0014ddfe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language="ru" fo:country="RU" fo:font-weight="normal" officeooo:rsid="00040545" officeooo:paragraph-rsid="0007523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936f7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language="ru" fo:country="RU" fo:font-weight="normal" officeooo:rsid="00040545" officeooo:paragraph-rsid="0015cca3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rial" fo:font-size="10pt" officeooo:paragraph-rsid="0005e4ef" style:font-size-asian="10pt" style:font-size-complex="10pt"/>
    </style:style>
    <style:style style:name="P13" style:family="paragraph" style:parent-style-name="Standard">
      <style:text-properties style:font-name="Arial" fo:font-size="10pt" officeooo:paragraph-rsid="00119e3d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227447" officeooo:paragraph-rsid="0022744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09839e" officeooo:paragraph-rsid="00197176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normal" officeooo:rsid="00040545" officeooo:paragraph-rsid="000a8f9a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40545" officeooo:paragraph-rsid="0004054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702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57024" officeooo:paragraph-rsid="0005e4ef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9839e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839e" officeooo:paragraph-rsid="000a23d9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936f7" officeooo:paragraph-rsid="000936f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19e3d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2e3f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4ddfe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language="ru" fo:country="RU" officeooo:rsid="000e2db2" officeooo:paragraph-rsid="0015cca3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040545" officeooo:paragraph-rsid="001c1e1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0pt" fo:language="ru" fo:country="RU" fo:font-weight="bold" officeooo:rsid="001c4e06" officeooo:paragraph-rsid="001c4e0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9839e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officeooo:rsid="0009839e" officeooo:paragraph-rsid="000a23d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19e3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rsid="000e2db2" officeooo:paragraph-rsid="0015cca3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702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5e4ef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7024" officeooo:paragraph-rsid="000936f7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5e4ef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5e4ef" officeooo:paragraph-rsid="0009839e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0936f7" officeooo:paragraph-rsid="000936f7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7024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5e4e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839e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057024" officeooo:paragraph-rsid="000936f7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c4e06" officeooo:paragraph-rsid="001c4e06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040545" officeooo:paragraph-rsid="00040545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font-name="Arial" fo:font-size="10pt" fo:language="ru" fo:country="RU" fo:font-weight="normal" officeooo:rsid="001a39f4" officeooo:paragraph-rsid="001a39f4" style:font-size-asian="10pt" style:font-weight-asian="normal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5e4ef" style:font-weight-asian="bold" style:font-weight-complex="bold"/>
    </style:style>
    <style:style style:name="T4" style:family="text">
      <style:text-properties fo:language="en" fo:country="US" fo:font-weight="bold" officeooo:rsid="000936f7" style:font-weight-asian="bold" style:font-weight-complex="bold"/>
    </style:style>
    <style:style style:name="T5" style:family="text">
      <style:text-properties fo:language="en" fo:country="US" fo:font-weight="bold" officeooo:rsid="0014ddfe" style:font-weight-asian="bold" style:font-weight-complex="bold"/>
    </style:style>
    <style:style style:name="T6" style:family="text">
      <style:text-properties fo:language="en" fo:country="US" fo:font-weight="bold" officeooo:rsid="0009839e" style:font-weight-asian="bold" style:font-weight-complex="bold"/>
    </style:style>
    <style:style style:name="T7" style:family="text">
      <style:text-properties fo:language="en" fo:country="US" fo:font-weight="bold" officeooo:rsid="000e2db2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officeooo:rsid="000a23d9" style:font-weight-asian="normal" style:font-weight-complex="normal"/>
    </style:style>
    <style:style style:name="T10" style:family="text">
      <style:text-properties fo:language="en" fo:country="US" fo:font-weight="normal" officeooo:rsid="000e2db2" style:font-weight-asian="normal" style:font-weight-complex="normal"/>
    </style:style>
    <style:style style:name="T11" style:family="text">
      <style:text-properties fo:language="en" fo:country="US" fo:font-weight="normal" officeooo:rsid="001c1e13" style:font-weight-asian="normal" style:font-weight-complex="normal"/>
    </style:style>
    <style:style style:name="T12" style:family="text">
      <style:text-properties fo:language="en" fo:country="US" officeooo:rsid="00075231"/>
    </style:style>
    <style:style style:name="T13" style:family="text">
      <style:text-properties fo:language="en" fo:country="US" officeooo:rsid="000936f7"/>
    </style:style>
    <style:style style:name="T14" style:family="text">
      <style:text-properties fo:language="en" fo:country="US" officeooo:rsid="0009839e"/>
    </style:style>
    <style:style style:name="T15" style:family="text">
      <style:text-properties fo:language="en" fo:country="US" officeooo:rsid="000a23d9"/>
    </style:style>
    <style:style style:name="T16" style:family="text">
      <style:text-properties fo:language="en" fo:country="US" officeooo:rsid="000e2db2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0fa488" style:font-style-asian="italic" style:font-style-complex="italic"/>
    </style:style>
    <style:style style:name="T19" style:family="text">
      <style:text-properties fo:language="en" fo:country="US" fo:font-style="italic" officeooo:rsid="000e2db2" style:font-style-asian="italic" style:font-style-complex="italic"/>
    </style:style>
    <style:style style:name="T2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language="en" fo:country="US" fo:font-style="italic" fo:font-weight="bold" officeooo:rsid="000fa488" style:font-style-asian="italic" style:font-weight-asian="bold" style:font-style-complex="italic" style:font-weight-complex="bold"/>
    </style:style>
    <style:style style:name="T22" style:family="text">
      <style:text-properties fo:language="en" fo:country="US" fo:font-style="italic" fo:font-weight="bold" officeooo:rsid="000e2db2" style:font-style-asian="italic" style:font-weight-asian="bold" style:font-style-complex="italic" style:font-weight-complex="bold"/>
    </style:style>
    <style:style style:name="T23" style:family="text">
      <style:text-properties fo:language="en" fo:country="US" officeooo:rsid="001c1e1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5e4ef" style:font-weight-asian="bold" style:font-weight-complex="bold"/>
    </style:style>
    <style:style style:name="T26" style:family="text">
      <style:text-properties fo:font-weight="bold" officeooo:rsid="000936f7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75231" style:font-weight-asian="normal" style:font-weight-complex="normal"/>
    </style:style>
    <style:style style:name="T29" style:family="text">
      <style:text-properties fo:font-weight="normal" officeooo:rsid="000936f7" style:font-weight-asian="normal" style:font-weight-complex="normal"/>
    </style:style>
    <style:style style:name="T30" style:family="text">
      <style:text-properties fo:font-weight="normal" officeooo:rsid="000e2db2" style:font-weight-asian="normal" style:font-weight-complex="normal"/>
    </style:style>
    <style:style style:name="T31" style:family="text">
      <style:text-properties fo:font-weight="normal" officeooo:rsid="00119e3d" style:font-weight-asian="normal" style:font-weight-complex="normal"/>
    </style:style>
    <style:style style:name="T32" style:family="text">
      <style:text-properties fo:font-weight="normal" officeooo:rsid="001c1e13" style:font-weight-asian="normal" style:font-weight-complex="normal"/>
    </style:style>
    <style:style style:name="T33" style:family="text">
      <style:text-properties fo:font-weight="normal" officeooo:rsid="0024fe81" style:font-weight-asian="norm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normal" style:font-weight-asian="normal" style:font-weight-complex="normal"/>
    </style:style>
    <style:style style:name="T36" style:family="text">
      <style:text-properties fo:language="ru" fo:country="RU" fo:font-weight="normal" officeooo:rsid="000a23d9" style:font-weight-asian="normal" style:font-weight-complex="normal"/>
    </style:style>
    <style:style style:name="T37" style:family="text">
      <style:text-properties fo:language="ru" fo:country="RU" officeooo:rsid="000a23d9"/>
    </style:style>
    <style:style style:name="T38" style:family="text">
      <style:text-properties fo:language="ru" fo:country="RU" officeooo:rsid="000fa488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fo:language="ru" fo:country="RU" fo:font-style="italic" officeooo:rsid="0015cca3" style:font-style-asian="italic" style:font-style-complex="italic"/>
    </style:style>
    <style:style style:name="T41" style:family="text">
      <style:text-properties officeooo:rsid="00075231"/>
    </style:style>
    <style:style style:name="T42" style:family="text">
      <style:text-properties officeooo:rsid="000936f7"/>
    </style:style>
    <style:style style:name="T43" style:family="text">
      <style:text-properties officeooo:rsid="0009839e"/>
    </style:style>
    <style:style style:name="T44" style:family="text">
      <style:text-properties officeooo:rsid="000a23d9"/>
    </style:style>
    <style:style style:name="T45" style:family="text">
      <style:text-properties officeooo:rsid="000a8f9a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09839e" style:font-style-asian="italic" style:font-style-complex="italic"/>
    </style:style>
    <style:style style:name="T48" style:family="text">
      <style:text-properties fo:font-style="italic" officeooo:rsid="000a23d9" style:font-style-asian="italic" style:font-style-complex="italic"/>
    </style:style>
    <style:style style:name="T49" style:family="text">
      <style:text-properties officeooo:rsid="000e2db2"/>
    </style:style>
    <style:style style:name="T50" style:family="text">
      <style:text-properties officeooo:rsid="0012e3fc"/>
    </style:style>
    <style:style style:name="T51" style:family="text">
      <style:text-properties officeooo:rsid="0014ddfe"/>
    </style:style>
    <style:style style:name="T52" style:family="text">
      <style:text-properties officeooo:rsid="0015cca3"/>
    </style:style>
    <style:style style:name="T53" style:family="text">
      <style:text-properties officeooo:rsid="001c1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OT <text:span text:style-name="T35">протокол</text:span></text:p>
      <text:p text:style-name="P1"><text:span text:style-name="T27"/></text:p>
      <text:p text:style-name="P1"><text:span text:style-name="T27"/></text:p>
      <text:p text:style-name="P2"><text:span text:style-name="T27">Байт заголовка </text:span><text:span text:style-name="T33">(описание бит)</text:span></text:p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column table:style-name="Таблица1.A"/>
        <table:table-column table:style-name="Таблица1.G"/>
        <table:table-column table:style-name="Таблица1.B" table:number-columns-repeated="2"/>
        <table:table-row table:style-name="TableLine1322858882272">
          <table:table-cell table:style-name="Таблица1.A1" office:value-type="string">
            <text:p text:style-name="P18">Биты</text:p>
          </table:table-cell>
          <table:table-cell table:style-name="Таблица1.A1" office:value-type="string">
            <text:p text:style-name="P18">7</text:p>
          </table:table-cell>
          <table:table-cell table:style-name="Таблица1.A1" office:value-type="string">
            <text:p text:style-name="P18">6</text:p>
          </table:table-cell>
          <table:table-cell table:style-name="Таблица1.A1" office:value-type="string">
            <text:p text:style-name="P18">5</text:p>
          </table:table-cell>
          <table:table-cell table:style-name="Таблица1.A1" office:value-type="string">
            <text:p text:style-name="P18">4</text:p>
          </table:table-cell>
          <table:table-cell table:style-name="Таблица1.A1" office:value-type="string">
            <text:p text:style-name="P18">3</text:p>
          </table:table-cell>
          <table:table-cell table:style-name="Таблица1.A1" office:value-type="string">
            <text:p text:style-name="P18">2</text:p>
          </table:table-cell>
          <table:table-cell table:style-name="Таблица1.A1" office:value-type="string">
            <text:p text:style-name="P18">1</text:p>
          </table:table-cell>
          <table:table-cell table:style-name="Таблица1.I1" office:value-type="string">
            <text:p text:style-name="P18">0</text:p>
          </table:table-cell>
        </table:table-row>
        <table:table-row table:style-name="TableLine1322858882272">
          <table:table-cell table:style-name="Таблица1.A2" office:value-type="string">
            <text:p text:style-name="P18">Имя бита</text:p>
          </table:table-cell>
          <table:table-cell table:style-name="Таблица1.A2" table:number-columns-spanned="4" office:value-type="string">
            <text:p text:style-name="P18">Номер канала чтения/записи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44">Z</text:p>
          </table:table-cell>
          <table:table-cell table:style-name="Таблица1.A2" office:value-type="string">
            <text:p text:style-name="P45"><text:span text:style-name="T53">query/</text:span>response</text:p>
          </table:table-cell>
          <table:table-cell table:style-name="Таблица1.A2" office:value-type="string">
            <text:p text:style-name="P45">RW</text:p>
          </table:table-cell>
          <table:table-cell table:style-name="Таблица1.I2" office:value-type="string">
            <text:p text:style-name="P45">WAY</text:p>
          </table:table-cell>
        </table:table-row>
      </table:table>
      <text:p text:style-name="P28"/>
      <text:p text:style-name="P28">RW: <text:span text:style-name="T32">бит чтения/записи. 0 –</text:span><text:span text:style-name="T11"> </text:span><text:span text:style-name="T23">W</text:span><text:span text:style-name="T11">.</text:span><text:span text:style-name="T32"> 1 –</text:span><text:span text:style-name="T23"> R</text:span><text:span text:style-name="T11">.</text:span><text:span text:style-name="T23"> </text:span></text:p>
      <text:p text:style-name="P28"><text:span text:style-name="T23">query/response: </text:span><text:span text:style-name="T32">бит запрос/ответ. 0 –</text:span><text:span text:style-name="T11"> </text:span><text:span text:style-name="T32">запрос</text:span><text:span text:style-name="T11">.</text:span><text:span text:style-name="T32"> 1 –</text:span><text:span text:style-name="T23"> </text:span><text:span text:style-name="T32">ответ</text:span><text:span text:style-name="T11">.</text:span><text:span text:style-name="T23"> </text:span></text:p>
      <text:p text:style-name="P29"><text:span text:style-name="T23">Z</text:span><text:span text:style-name="T11"> – </text:span><text:span text:style-name="T27">бит не используется.</text:span></text:p>
      <text:p text:style-name="P9"/>
      <text:p text:style-name="P9">Типы запросов</text:p>
      <text:p text:style-name="P3"><text:span text:style-name="T27">Запрос </text:span><text:span text:style-name="T2">WAY </text:span><text:span text:style-name="T28">(</text:span><text:span text:style-name="T31">1 Байт</text:span><text:span text:style-name="T28">)</text:span><text:span text:style-name="T8">:</text:span></text:p>
      <table:table table:name="Таблица3" table:style-name="Таблица3">
        <table:table-column table:style-name="Таблица3.A" table:number-columns-repeated="8"/>
        <table:table-row table:style-name="TableLine1322904765184">
          <table:table-cell table:style-name="Таблица3.A1" office:value-type="string">
            <text:p text:style-name="P40">X</text:p>
          </table:table-cell>
          <table:table-cell table:style-name="Таблица3.B1" office:value-type="string">
            <text:p text:style-name="P40">X</text:p>
          </table:table-cell>
          <table:table-cell table:style-name="Таблица3.B1" office:value-type="string">
            <text:p text:style-name="P40">X</text:p>
          </table:table-cell>
          <table:table-cell table:style-name="Таблица3.D1" office:value-type="string">
            <text:p text:style-name="P40">X</text:p>
          </table:table-cell>
          <table:table-cell table:style-name="Таблица3.A1" office:value-type="string">
            <text:p text:style-name="P44">Z</text:p>
          </table:table-cell>
          <table:table-cell table:style-name="Таблица3.A1" office:value-type="string">
            <text:p text:style-name="P19">0</text:p>
          </table:table-cell>
          <table:table-cell table:style-name="Таблица3.A1" office:value-type="string">
            <text:p text:style-name="P19">0</text:p>
          </table:table-cell>
          <table:table-cell table:style-name="Таблица3.H1" office:value-type="string">
            <text:p text:style-name="P19">1</text:p>
          </table:table-cell>
        </table:table-row>
      </table:table>
      <text:p text:style-name="P5"/>
      <text:p text:style-name="P3">Запрос <text:span text:style-name="T2">READ </text:span><text:span text:style-name="T28">(1 Байт)</text:span><text:span text:style-name="T8">:</text:span></text:p>
      <table:table table:name="Таблица4" table:style-name="Таблица4">
        <table:table-column table:style-name="Таблица4.A" table:number-columns-repeated="8"/>
        <table:table-row table:style-name="TableLine1322904770624">
          <table:table-cell table:style-name="Таблица4.A1" office:value-type="string">
            <text:p text:style-name="P40">X</text:p>
          </table:table-cell>
          <table:table-cell table:style-name="Таблица4.B1" office:value-type="string">
            <text:p text:style-name="P40">X</text:p>
          </table:table-cell>
          <table:table-cell table:style-name="Таблица4.B1" office:value-type="string">
            <text:p text:style-name="P40">X</text:p>
          </table:table-cell>
          <table:table-cell table:style-name="Таблица4.D1" office:value-type="string">
            <text:p text:style-name="P40">X</text:p>
          </table:table-cell>
          <table:table-cell table:style-name="Таблица4.A1" office:value-type="string">
            <text:p text:style-name="P44">Z</text:p>
          </table:table-cell>
          <table:table-cell table:style-name="Таблица4.A1" office:value-type="string">
            <text:p text:style-name="P19">0</text:p>
          </table:table-cell>
          <table:table-cell table:style-name="Таблица4.A1" office:value-type="string">
            <text:p text:style-name="P34">1</text:p>
          </table:table-cell>
          <table:table-cell table:style-name="Таблица4.H1" office:value-type="string">
            <text:p text:style-name="P34">0</text:p>
          </table:table-cell>
        </table:table-row>
      </table:table>
      <text:p text:style-name="P4"><text:span text:style-name="T8"/></text:p>
      <text:p text:style-name="P6">Запрос <text:span text:style-name="T3">WRI</text:span><text:span text:style-name="T4">T</text:span><text:span text:style-name="T3">E</text:span><text:span text:style-name="T3"> </text:span><text:span text:style-name="T28">(</text:span><text:span text:style-name="T30">3</text:span><text:span text:style-name="T28"> Байт</text:span><text:span text:style-name="T30">а + </text:span><text:span text:style-name="T10">N </text:span><text:span text:style-name="T30">Байт</text:span><text:span text:style-name="T28">)</text:span><text:span text:style-name="T8">:</text:span></text:p>
      <table:table table:name="Таблица6" table:style-name="Таблица6">
        <table:table-column table:style-name="Таблица6.A" table:number-columns-repeated="8"/>
        <table:table-row table:style-name="TableLine1322904775248">
          <table:table-cell table:style-name="Таблица6.A1" office:value-type="string">
            <text:p text:style-name="P41">X</text:p>
          </table:table-cell>
          <table:table-cell table:style-name="Таблица6.B1" office:value-type="string">
            <text:p text:style-name="P41">X</text:p>
          </table:table-cell>
          <table:table-cell table:style-name="Таблица6.B1" office:value-type="string">
            <text:p text:style-name="P41">X</text:p>
          </table:table-cell>
          <table:table-cell table:style-name="Таблица6.D1" office:value-type="string">
            <text:p text:style-name="P41">X</text:p>
          </table:table-cell>
          <table:table-cell table:style-name="Таблица6.A1" office:value-type="string">
            <text:p text:style-name="P44">Z</text:p>
          </table:table-cell>
          <table:table-cell table:style-name="Таблица6.A1" office:value-type="string">
            <text:p text:style-name="P20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H1" office:value-type="string">
            <text:p text:style-name="P35">0</text:p>
          </table:table-cell>
        </table:table-row>
      </table:table>
      <table:table table:name="Таблица10" table:style-name="Таблица10">
        <table:table-column table:style-name="Таблица10.A" table:number-columns-repeated="2"/>
        <table:table-row table:style-name="TableLine1323501984064">
          <table:table-cell table:style-name="Таблица10.A1" office:value-type="string">
            <text:p text:style-name="P24">Длина данных для записи (<text:span text:style-name="T2">MSB</text:span><text:span text:style-name="T1">) </text:span><text:span text:style-name="T50">(8 бит)</text:span></text:p>
          </table:table-cell>
          <table:table-cell table:style-name="Таблица10.B1" office:value-type="string">
            <text:p text:style-name="P25">Длина данных для записи (<text:span text:style-name="T2">LSB</text:span><text:span text:style-name="T1">) </text:span><text:span text:style-name="T50">(8 бит)</text:span></text:p>
          </table:table-cell>
        </table:table-row>
        <table:table-row table:style-name="TableLine1323501984064">
          <table:table-cell table:style-name="Таблица10.A2" table:number-columns-spanned="2" office:value-type="string">
            <text:p text:style-name="P32">…<text:span text:style-name="T34"> </text:span><text:span text:style-name="T38">Кол-во байт, согласно </text:span><text:span text:style-name="T34"><text:s/></text:span><text:span text:style-name="T39">«Длина данных для записи </text:span><text:span text:style-name="T20">MSB</text:span><text:span text:style-name="T17"> </text:span><text:span text:style-name="T18">| </text:span><text:span text:style-name="T21">LSB</text:span><text:span text:style-name="T39">»</text:span><text:span text:style-name="T38"> </text:span>… </text:p>
          </table:table-cell>
          <table:covered-table-cell/>
        </table:table-row>
      </table:table>
      <text:p text:style-name="P13"/>
      <text:p text:style-name="P12"/>
      <text:p text:style-name="P9">Типы <text:span text:style-name="T41">ответов</text:span></text:p>
      <text:p text:style-name="P10"><text:span text:style-name="T42">Ответ</text:span> <text:span text:style-name="T2">WAY </text:span><text:span text:style-name="T41">(</text:span><text:span text:style-name="T43">5</text:span><text:span text:style-name="T41"> Байт </text:span><text:span text:style-name="T43">+ </text:span><text:span text:style-name="T6">N</text:span><text:span text:style-name="T14"> </text:span><text:span text:style-name="T43">Байт</text:span><text:span text:style-name="T41">)</text:span><text:span text:style-name="T1">:</text:span></text:p>
      <table:table table:name="Таблица7" table:style-name="Таблица7">
        <table:table-column table:style-name="Таблица7.A" table:number-columns-repeated="8"/>
        <table:table-row table:style-name="TableLine1322904789392">
          <table:table-cell table:style-name="Таблица7.A1" office:value-type="string">
            <text:p text:style-name="P42">X</text:p>
          </table:table-cell>
          <table:table-cell table:style-name="Таблица7.B1" office:value-type="string">
            <text:p text:style-name="P42">X</text:p>
          </table:table-cell>
          <table:table-cell table:style-name="Таблица7.B1" office:value-type="string">
            <text:p text:style-name="P42">X</text:p>
          </table:table-cell>
          <table:table-cell table:style-name="Таблица7.D1" office:value-type="string">
            <text:p text:style-name="P42">X</text:p>
          </table:table-cell>
          <table:table-cell table:style-name="Таблица7.A1" office:value-type="string">
            <text:p text:style-name="P44">Z</text:p>
          </table:table-cell>
          <table:table-cell table:style-name="Таблица7.A1" office:value-type="string">
            <text:p text:style-name="P21">1</text:p>
          </table:table-cell>
          <table:table-cell table:style-name="Таблица7.A1" office:value-type="string">
            <text:p text:style-name="P38">0</text:p>
          </table:table-cell>
          <table:table-cell table:style-name="Таблица7.H1" office:value-type="string">
            <text:p text:style-name="P21">1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 table:number-columns-repeated="2"/>
        <table:table-row table:style-name="TableLine1323631909552">
          <table:table-cell table:style-name="Таблица8.A1" table:number-columns-spanned="2" office:value-type="string">
            <text:p text:style-name="P30"><text:span text:style-name="T24">ID</text:span> <text:span text:style-name="T44">(</text:span><text:span text:style-name="T37">8 бит)</text:span></text:p>
          </table:table-cell>
          <table:covered-table-cell/>
          <table:table-cell table:style-name="Таблица8.A1" table:number-columns-spanned="2" office:value-type="string">
            <text:p text:style-name="P31"><text:span text:style-name="T34">Длина </text:span><text:span text:style-name="T35">описания (</text:span><text:span text:style-name="T2">MSB</text:span><text:span text:style-name="T8">) </text:span></text:p>
            <text:p text:style-name="P31"><text:span text:style-name="T9">(</text:span><text:span text:style-name="T36">8 бит)</text:span></text:p>
          </table:table-cell>
          <table:covered-table-cell/>
          <table:table-cell table:style-name="Таблица8.A1" office:value-type="string">
            <text:p text:style-name="P30"><text:span text:style-name="T34">Длина описания (</text:span><text:span text:style-name="T2">LSB</text:span><text:span text:style-name="T1">)</text:span></text:p>
            <text:p text:style-name="P31"><text:span text:style-name="T15">(</text:span><text:span text:style-name="T37">8 бит)</text:span></text:p>
          </table:table-cell>
          <table:table-cell table:style-name="Таблица8.A1" office:value-type="string">
            <text:p text:style-name="P21">Кол-во каналов чтения</text:p>
            <text:p text:style-name="P22"><text:span text:style-name="T44">(4 бита)</text:span></text:p>
          </table:table-cell>
          <table:table-cell table:style-name="Таблица8.G1" office:value-type="string">
            <text:p text:style-name="P21">Кол-во каналов записи</text:p>
            <text:p text:style-name="P22"><text:span text:style-name="T44">(4 бита)</text:span></text:p>
          </table:table-cell>
        </table:table-row>
        <table:table-row table:style-name="TableLine1323631909552">
          <table:table-cell table:style-name="Таблица8.A2" table:number-columns-spanned="7" office:value-type="string">
            <text:p text:style-name="P15"><text:span text:style-name="T45">… Количество байт описания, согласно «</text:span><text:span text:style-name="T46">Длина описания </text:span><text:span text:style-name="T22">MSB</text:span><text:span text:style-name="T19"> </text:span><text:span text:style-name="T18">| </text:span><text:span text:style-name="T21">LSB</text:span><text:span text:style-name="T45">» ..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323631909552">
          <table:table-cell table:style-name="Таблица8.A3" office:value-type="string">
            <text:p text:style-name="P46">Канал чтения № <text:span text:style-name="T2">N</text:span></text:p>
          </table:table-cell>
          <table:table-cell table:style-name="Таблица8.A3" table:number-columns-spanned="2" office:value-type="string">
            <text:p text:style-name="P16">Тип данных (8 бит)</text:p>
          </table:table-cell>
          <table:covered-table-cell/>
          <table:table-cell table:style-name="Таблица8.A2" table:number-columns-spanned="4" office:value-type="string">
            <text:p text:style-name="P16">Кол-во каналов, согласно «<text:span text:style-name="T47">Кол-во каналов чтения </text:span><text:span text:style-name="T48">(4 бита)</text:span>»</text:p>
          </table:table-cell>
          <table:covered-table-cell/>
          <table:covered-table-cell/>
          <table:covered-table-cell/>
        </table:table-row>
        <table:table-row table:style-name="TableLine1323631909552">
          <table:table-cell table:style-name="Таблица8.A3" office:value-type="string">
            <text:p text:style-name="P46">Канал записи № <text:span text:style-name="T2">N</text:span></text:p>
          </table:table-cell>
          <table:table-cell table:style-name="Таблица8.A3" table:number-columns-spanned="2" office:value-type="string">
            <text:p text:style-name="P16">Тип данных (8 бит)</text:p>
          </table:table-cell>
          <table:covered-table-cell/>
          <table:table-cell table:style-name="Таблица8.A2" table:number-columns-spanned="4" office:value-type="string">
            <text:p text:style-name="P16">Кол-во каналов, согласно «<text:span text:style-name="T47">Кол-во каналов </text:span><text:span text:style-name="T46">записи</text:span><text:span text:style-name="T47"> </text:span><text:span text:style-name="T48">(4 бита)</text:span>»</text:p>
          </table:table-cell>
          <table:covered-table-cell/>
          <table:covered-table-cell/>
          <table:covered-table-cell/>
        </table:table-row>
      </table:table>
      <text:p text:style-name="P17"/>
      <text:p text:style-name="P11"><text:span text:style-name="T42">Ответ </text:span><text:span text:style-name="T4">READ</text:span><text:span text:style-name="T2"> </text:span><text:span text:style-name="T12">(</text:span><text:span text:style-name="T51">3</text:span><text:span text:style-name="T12"> </text:span><text:span text:style-name="T41">Байт</text:span><text:span text:style-name="T49">а</text:span><text:span text:style-name="T41"> </text:span><text:span text:style-name="T13">+ </text:span><text:span text:style-name="T5">N</text:span><text:span text:style-name="T13"> </text:span><text:span text:style-name="T42">Байт</text:span><text:span text:style-name="T12">)</text:span><text:span text:style-name="T1">:</text:span></text:p>
      <table:table table:name="Таблица2" table:style-name="Таблица2">
        <table:table-column table:style-name="Таблица2.A" table:number-columns-repeated="8"/>
        <table:table-row table:style-name="TableLine1322904777968">
          <table:table-cell table:style-name="Таблица2.A1" office:value-type="string">
            <text:p text:style-name="P43">X</text:p>
          </table:table-cell>
          <table:table-cell table:style-name="Таблица2.B1" office:value-type="string">
            <text:p text:style-name="P43">X</text:p>
          </table:table-cell>
          <table:table-cell table:style-name="Таблица2.B1" office:value-type="string">
            <text:p text:style-name="P43">X</text:p>
          </table:table-cell>
          <table:table-cell table:style-name="Таблица2.D1" office:value-type="string">
            <text:p text:style-name="P43">X</text:p>
          </table:table-cell>
          <table:table-cell table:style-name="Таблица2.A1" office:value-type="string">
            <text:p text:style-name="P44">Z</text:p>
          </table:table-cell>
          <table:table-cell table:style-name="Таблица2.A1" office:value-type="string">
            <text:p text:style-name="P23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H1" office:value-type="string">
            <text:p text:style-name="P36">0</text:p>
          </table:table-cell>
        </table:table-row>
      </table:table>
      <table:table table:name="Таблица11" table:style-name="Таблица11">
        <table:table-column table:style-name="Таблица11.A" table:number-columns-repeated="2"/>
        <table:table-row table:style-name="TableLine1322999624576">
          <table:table-cell table:style-name="Таблица11.A1" office:value-type="string">
            <text:p text:style-name="P26">Длина данных для <text:span text:style-name="T52">чтения</text:span> (<text:span text:style-name="T2">MSB</text:span><text:span text:style-name="T1">) </text:span><text:span text:style-name="T50">(8 бит)</text:span></text:p>
          </table:table-cell>
          <table:table-cell table:style-name="Таблица11.B1" office:value-type="string">
            <text:p text:style-name="P27">Длина данных для <text:span text:style-name="T52">чтения</text:span> (<text:span text:style-name="T2">LSB</text:span><text:span text:style-name="T1">) </text:span><text:span text:style-name="T50">(8 бит)</text:span></text:p>
          </table:table-cell>
        </table:table-row>
        <table:table-row table:style-name="TableLine1322999624576">
          <table:table-cell table:style-name="Таблица11.A2" table:number-columns-spanned="2" office:value-type="string">
            <text:p text:style-name="P33">…<text:span text:style-name="T34"> </text:span><text:span text:style-name="T38">Кол-во байт, согласно </text:span><text:span text:style-name="T34"><text:s/></text:span><text:span text:style-name="T39">«Длина данных для </text:span><text:span text:style-name="T40">чтения</text:span><text:span text:style-name="T39"> </text:span><text:span text:style-name="T20">MSB</text:span><text:span text:style-name="T17"> </text:span><text:span text:style-name="T18">| </text:span><text:span text:style-name="T21">LSB</text:span><text:span text:style-name="T39">»</text:span><text:span text:style-name="T38"> </text:span>… </text:p>
          </table:table-cell>
          <table:covered-table-cell/>
        </table:table-row>
      </table:table>
      <text:p text:style-name="P8"><text:span text:style-name="T29"/></text:p>
      <text:p text:style-name="P10"><text:span text:style-name="T42">Ответ </text:span><text:span text:style-name="T4">WRITE</text:span><text:span text:style-name="T2"> </text:span><text:span text:style-name="T12">(</text:span><text:span text:style-name="T49">3</text:span><text:span text:style-name="T12"> Байт </text:span><text:span text:style-name="T49">+ </text:span><text:span text:style-name="T7">N</text:span><text:span text:style-name="T16"> </text:span><text:span text:style-name="T49">Байт</text:span><text:span text:style-name="T12">)</text:span><text:span text:style-name="T1">:</text:span></text:p>
      <table:table table:name="Таблица5" table:style-name="Таблица5">
        <table:table-column table:style-name="Таблица5.A" table:number-columns-repeated="8"/>
        <table:table-row table:style-name="TableLine1322904786128">
          <table:table-cell table:style-name="Таблица5.A1" office:value-type="string">
            <text:p text:style-name="P43">X</text:p>
          </table:table-cell>
          <table:table-cell table:style-name="Таблица5.B1" office:value-type="string">
            <text:p text:style-name="P43">X</text:p>
          </table:table-cell>
          <table:table-cell table:style-name="Таблица5.B1" office:value-type="string">
            <text:p text:style-name="P43">X</text:p>
          </table:table-cell>
          <table:table-cell table:style-name="Таблица5.D1" office:value-type="string">
            <text:p text:style-name="P43">X</text:p>
          </table:table-cell>
          <table:table-cell table:style-name="Таблица5.A1" office:value-type="string">
            <text:p text:style-name="P44">Z</text:p>
          </table:table-cell>
          <table:table-cell table:style-name="Таблица5.A1" office:value-type="string">
            <text:p text:style-name="P23">1</text:p>
          </table:table-cell>
          <table:table-cell table:style-name="Таблица5.A1" office:value-type="string">
            <text:p text:style-name="P39">0</text:p>
          </table:table-cell>
          <table:table-cell table:style-name="Таблица5.H1" office:value-type="string">
            <text:p text:style-name="P36">0</text:p>
          </table:table-cell>
        </table:table-row>
      </table:table>
      <text:p text:style-name="P7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6T16:33:13.989000000</dc:date>
    <meta:editing-duration>PT1H46M10S</meta:editing-duration>
    <meta:editing-cycles>34</meta:editing-cycles>
    <meta:document-statistic meta:table-count="10" meta:image-count="0" meta:object-count="0" meta:page-count="1" meta:paragraph-count="98" meta:word-count="248" meta:character-count="1105" meta:non-whitespace-character-count="943"/>
  </office:meta>
</office:document-meta>
</file>